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5ac8c"/>
    </style:style>
    <style:style style:name="T2" style:family="text">
      <style:text-properties officeooo:rsid="00072baf"/>
    </style:style>
    <style:style style:name="T3" style:family="text">
      <style:text-properties officeooo:rsid="00085c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nước ngoài là AIA với khách hàng là DNA, châu á. Công việc chính của e là operat</text:span><text:span text:style-name="T2">or, nhận xử lý ticket qua email, qua snow service </text:span>Tuân thủ các SLA đã được xác định, đảm bảo rằng các ticket được giải quyết trong thời gian cam kết. các vấn đề liên quan đến quản lý domain dns, quản lý hạ tầng AKS với vai trò là admin, phối hợp vs khách hàng fix lỗi khi có sự cố, xây dựng, nâng cấp hạ tầng AKS, phân quyền,..</text:p>
      <text:p text:style-name="Standard">Sau đó thì e muốn theo hướng là <text:span text:style-name="T3">1 devops để đào sâu hơn xây dựng và phát triển hạ tầng</text:span></text:p>
      <text:p text:style-name="Standard"/>
      <text:p text:style-name="Standard"/>
      <text:p text:style-name="Standard"/>
      <text:p text:style-name="Standard"/>
      <text:p text:style-name="Standard"/>
      <text:p text:style-name="Standard">tối ưu laravel</text:p>
      <text:p text:style-name="Standard">lỗi full disk k8s =&gt; logrotate</text:p>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6-17T00:08:13.374587318</dc:date>
    <meta:editing-duration>PT48M34S</meta:editing-duration>
    <meta:editing-cycles>1</meta:editing-cycles>
    <meta:document-statistic meta:table-count="0" meta:image-count="0" meta:object-count="0" meta:page-count="1" meta:paragraph-count="14" meta:word-count="238" meta:character-count="1074" meta:non-whitespace-character-count="849"/>
    <meta:generator>LibreOffice/6.4.7.2$Linux_X86_64 LibreOffice_project/40$Build-2</meta:generator>
  </office:meta>
</office:document-meta>
</file>